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size="14pt" officeooo:rsid="0001d01b" officeooo:paragraph-rsid="00070f9c" style:font-size-asian="14pt" style:font-size-complex="14pt"/>
    </style:style>
    <style:style style:name="P2" style:family="paragraph" style:parent-style-name="Standard">
      <style:text-properties fo:font-size="14pt" fo:font-weight="bold" officeooo:rsid="001d0808" officeooo:paragraph-rsid="00070f9c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c79f7" officeooo:paragraph-rsid="00070f9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bold" officeooo:rsid="001c536f" officeooo:paragraph-rsid="00070f9c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fo:font-weight="bold" officeooo:rsid="0023b774" officeooo:paragraph-rsid="00070f9c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fo:font-weight="normal" officeooo:rsid="000bb664" officeooo:paragraph-rsid="00070f9c" style:font-size-asian="14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c536f" officeooo:paragraph-rsid="00070f9c" style:font-size-asian="14pt" style:font-weight-asian="normal" style:font-size-complex="14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3pt" officeooo:rsid="002ce008" style:font-size-asian="13pt" style:font-size-complex="13pt"/>
    </style:style>
    <style:style style:name="T3" style:family="text">
      <style:text-properties fo:font-size="13pt" officeooo:rsid="000d948a" style:font-size-asian="13pt" style:font-size-complex="13pt"/>
    </style:style>
    <style:style style:name="T4" style:family="text">
      <style:text-properties officeooo:rsid="00070f9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bb664" style:font-weight-asian="normal" style:font-weight-complex="normal"/>
    </style:style>
    <style:style style:name="T7" style:family="text">
      <style:text-properties fo:font-weight="normal" officeooo:rsid="00028fe2" style:font-weight-asian="normal" style:font-weight-complex="normal"/>
    </style:style>
    <style:style style:name="T8" style:family="text">
      <style:text-properties fo:font-weight="normal" officeooo:rsid="00070f9c" style:font-weight-asian="normal" style:font-weight-complex="normal"/>
    </style:style>
    <style:style style:name="T9" style:family="text">
      <style:text-properties officeooo:rsid="001c79f7"/>
    </style:style>
    <style:style style:name="T10" style:family="text">
      <style:text-properties officeooo:rsid="00028fe2"/>
    </style:style>
    <style:style style:name="T11" style:family="text">
      <style:text-properties fo:font-variant="normal" fo:text-transform="none" fo:color="#000000" loext:opacity="100%" style:font-name="Times New Roman" fo:letter-spacing="normal" fo:font-style="normal" fo:font-weight="normal" style:font-weight-asian="normal" style:font-weight-complex="normal"/>
    </style:style>
    <style:style style:name="T12" style:family="text">
      <style:text-properties officeooo:rsid="001d080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Tytuł raportu:</text:span> <text:span text:style-name="T4">Propozycje usprawnień</text:span> aplikacji</text:p>
      <text:p text:style-name="P1"><text:span text:style-name="T1">Autor:</text:span> Andrzej Wachnicki</text:p>
      <text:p text:style-name="P1"><text:span text:style-name="T1">Wersja dokumentu:</text:span> 1</text:p>
      <text:p text:style-name="P1"><text:span text:style-name="T1">Data:</text:span> 7.03.2022</text:p>
      <text:p text:style-name="P1"><text:span text:style-name="T1">Nazwa aplikacji:</text:span> Codifier - Cognitive Typology</text:p>
      <text:p text:style-name="P1"><text:span text:style-name="T1">Link do aplikacji:</text:span> <text:a xlink:type="simple" xlink:href="https://cognitivetype.com/codifier/" text:style-name="Internet_20_link" text:visited-style-name="Visited_20_Internet_20_Link"><text:span text:style-name="T2">https://cognitivetype.com/codifier/</text:span></text:a><text:span text:style-name="T2"> </text:span><text:span text:style-name="T3">(strona na której można założyć konto/zalogować się na istniejące konto: </text:span><text:a xlink:type="simple" xlink:href="https://cognitivetype.com/" text:style-name="Internet_20_link" text:visited-style-name="Visited_20_Internet_20_Link"><text:span text:style-name="T3">https://cognitivetype.com/</text:span></text:a><text:span text:style-name="T3">)</text:span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3"><text:soft-page-break/>ID:<text:span text:style-name="T5"> </text:span><text:span text:style-name="T6">#</text:span><text:span text:style-name="T8">1</text:span></text:p>
      <text:p text:style-name="P4">Tytuł:<text:span text:style-name="T5"> </text:span><text:span text:style-name="T6">Dodanie instrukcji obsługi do aplikacji</text:span></text:p>
      <text:p text:style-name="P4"/>
      <text:p text:style-name="P4"/>
      <text:p text:style-name="P4">P<text:span text:style-name="T9">riorytet</text:span>:<text:span text:style-name="T5"> </text:span><text:span text:style-name="T6">Średni</text:span></text:p>
      <text:p text:style-name="P3">Wersja oprogramowania:<text:span text:style-name="T5"> </text:span><text:span text:style-name="T6">2.0</text:span></text:p>
      <text:p text:style-name="P4">Kategoria:<text:span text:style-name="T5"> </text:span><text:span text:style-name="T6">Rozszerzenie</text:span></text:p>
      <text:p text:style-name="P5">Zgłaszający:<text:span text:style-name="T5"> </text:span><text:span text:style-name="T6">Andrzej Wachnicki</text:span></text:p>
      <text:p text:style-name="P4">Miejsce wykrycia:<text:span text:style-name="T5"> </text:span><text:span text:style-name="T6">Ekran główny aplikacji</text:span></text:p>
      <text:p text:style-name="P4">Środowisko:<text:span text:style-name="T5"> </text:span><text:span text:style-name="T7">Google Chrome</text:span><text:span text:style-name="T10"> </text:span><text:span text:style-name="T11">Wersja 99.0.4844.51 (Oficjalna wersja) (64-bitowa)</text:span></text:p>
      <text:p text:style-name="P3">Dane testowe:<text:span text:style-name="T5"> -</text:span></text:p>
      <text:p text:style-name="P3"/>
      <text:p text:style-name="P4"/>
      <text:p text:style-name="P4">Krótki opis:</text:p>
      <text:p text:style-name="P4"/>
      <text:p text:style-name="P6">Dodanie rozszerzenia w postaci instrukcji obsługi aplikacji.</text:p>
      <text:p text:style-name="P4"/>
      <text:p text:style-name="P4"><text:span text:style-name="T12">Kroki do reprodukcji</text:span>:</text:p>
      <text:p text:style-name="P4"/>
      <text:p text:style-name="P4">-</text:p>
      <text:p text:style-name="P4"/>
      <text:p text:style-name="P4"/>
      <text:p text:style-name="P4">Oczekiwany rezultat:</text:p>
      <text:p text:style-name="P7"/>
      <text:p text:style-name="P6">W aplikacji dostępna jest opcja zapoznania się z instrukcją obsługi, która wyjaśnia wszystkie funkcjonalności programu, jak i sposób ich użycia.</text:p>
      <text:p text:style-name="P4"/>
      <text:p text:style-name="P4">Rzeczywisty rezultat:</text:p>
      <text:p text:style-name="P4"/>
      <text:p text:style-name="P6">Aplikacja nie posiada takiej opcji, użytkownik może poczuć się zagubiony podczas pierwszego uruchomienia aplikacji i prób korzystania z niej. W przypadku gdy jest mniej cierpliwy, może przestać korzystać z aplikacji.</text:p>
      <text:p text:style-name="P4"/>
      <text:p text:style-name="P2"><text:span text:style-name="T3">Załączniki: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1M52S</meta:editing-duration>
    <meta:editing-cycles>3</meta:editing-cycles>
    <meta:generator>LibreOffice/7.3.0.3$Windows_X86_64 LibreOffice_project/0f246aa12d0eee4a0f7adcefbf7c878fc2238db3</meta:generator>
    <dc:date>2022-03-08T12:36:02.810000000</dc:date>
    <meta:document-statistic meta:table-count="0" meta:image-count="0" meta:object-count="0" meta:page-count="2" meta:paragraph-count="24" meta:word-count="136" meta:character-count="1090" meta:non-whitespace-character-count="978"/>
    <meta:user-defined meta:name="Info 1"/>
    <meta:user-defined meta:name="Info 2"/>
    <meta:user-defined meta:name="Info 3"/>
    <meta:user-defined meta:name="Info 4"/>
  </office:meta>
</office:document-meta>
</file>